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42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ospace"/>
    </style:style>
    <style:style style:name="ce2" style:family="table-cell" style:parent-style-name="Default">
      <style:text-properties style:font-name="Monospace" style:font-name-asian="WenQuanYi Zen Hei Sharp" style:font-name-complex="Lohit Devanagari"/>
    </style:style>
    <style:style style:name="ce3" style:family="table-cell" style:parent-style-name="Default">
      <style:table-cell-properties fo:background-color="#666666"/>
      <style:text-properties style:font-name="Monospace"/>
    </style:style>
    <style:style style:name="ce4" style:family="table-cell" style:parent-style-name="Default">
      <style:table-cell-properties fo:background-color="#666666"/>
      <style:text-properties style:font-name="Monospace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6" table:default-cell-style-name="ce1"/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ctrl <text:s text:c="22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CFG CTR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key-sync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1 KeySyn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1 Wa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fm_power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1 FM Mas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master_shift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1 Phas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is_lfo_mod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1 Phase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1_sync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2 Syn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1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2 Wa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1_fm_power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2 FM Mas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1_octave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2 Tun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1_is_lfo_mod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2 Tune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2_sync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3 Syn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2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3 Wa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2_fm_power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3 FM Mas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2_octave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3 Tun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2_is_lfo_mod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OSC3 TuneMod 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fm_multi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M Tun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sync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M Syn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fm_swing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M Swin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OSC_0_fm_phase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M Phas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input_sustain_0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SC1 Inpu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input_hold_0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NV1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0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NV1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0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1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0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1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0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1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0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1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0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1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input_sustain_1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SC2 Inpu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input_hold_1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NV2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1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NV2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1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2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1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2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1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2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1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2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1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2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input_sustain_2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SC3 Inpu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input_hold_2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NV3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2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ONV3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2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3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2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3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2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3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2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3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2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ONV3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0_attack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0_decay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0_sustain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0_retrigger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0_releas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0_shape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adsr_lfo_mix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ModMix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0_spee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1 Spee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0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1 Wa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0_phas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1 Phas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filter_type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FilterTy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cutoff <text:s text:c="19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Cutoff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modulate_cutoff <text:s text:c="1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Cutoff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resonance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Reso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modulate_resonance <text:s text:c="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Reso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distortion <text:s text:c="15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Dis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modulate_distortion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Dist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pan <text:s text:c="22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Pa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modulate_pan <text:s text:c="13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Pan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output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1 Volum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0_modulate_output <text:s text:c="1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1 Volume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input_sustain_0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SC1 Inpu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input_hold_0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NV1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3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NV1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3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1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3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1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3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1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3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1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3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1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input_sustain_1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SC2 Inpu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input_hold_1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NV2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4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NV2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4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2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4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2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4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2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4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2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4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2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input_sustain_2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SC3 Inpu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input_hold_2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NV3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5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ONV3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5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3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5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3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5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3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5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3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5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ONV3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_attack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_decay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ENV Dec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_sustain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ENV Sus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_retrigger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ENV Retrig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_releas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ENV Rel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_shape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ENV Shap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adsr_lfo_mix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ModMix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1_spee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2 Spee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1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2 Wa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1_phas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2 Phas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filter_type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FilterTyp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cutoff <text:s text:c="19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Cutoff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modulate_cutoff <text:s text:c="1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CutoffMo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resonance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Reso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modulate_resonance <text:s text:c="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Reso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distortion <text:s text:c="15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Dis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modulate_distortion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Dist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pan <text:s text:c="22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Pan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modulate_pan <text:s text:c="13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PanMo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output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2 Volum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1_modulate_output <text:s text:c="1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2 VolumeMo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input_sustain_0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SC1 Input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input_hold_0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NV1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6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NV1 Att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6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1 Dec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6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1 Sus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6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1 Retrig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6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1 Rel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6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1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input_sustain_1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SC2 Inpu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input_hold_1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NV2 Activ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7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NV2 Att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7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2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7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2 Sus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7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2 Retrig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7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2 Rel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7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2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input_sustain_2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SC3 Input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input_hold_2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NV3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8_attack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ONV3 Att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8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3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8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3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8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3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8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3 Rel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108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ONV3 Shap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_attack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ENV Att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_decay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ENV Dec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_sustain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ENV Sus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_retrigger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_releas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_shape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adsr_lfo_mix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ModMix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2_spee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3 Spee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2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3 Wav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LFO_2_phas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LFO3 Phas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filter_type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FilterTyp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cutoff <text:s text:c="19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Cutoff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modulate_cutoff <text:s text:c="1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CutoffMo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resonance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Reso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modulate_resonance <text:s text:c="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ResoMo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distortion <text:s text:c="15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Dist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modulate_distortion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DistMo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pan <text:s text:c="22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Pan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modulate_pan <text:s text:c="13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PanMo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output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3 Volum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FLT_2_modulate_output <text:s text:c="1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3 VolumeMo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tate_0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OSC Stat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witch_state_0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M_OSC Toggl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0_spee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OSC Speed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0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OSC Wav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0_phas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OSC Phas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is_morph_modulated_0 <text:s text:c="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OSC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tate_1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LT Stat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witch_state_1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M_FLT Toggl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1_spee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LT Spee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1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LT Wav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1_phas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LT Phas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is_morph_modulated_1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M_FLT Activ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tate_2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ARP Stat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witch_state_2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M_ARP Toggl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2_spee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ARP Spee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2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ARP Wave</text:p>
          </table:table-cell>
          <table:table-cell office:value-type="string" calcext:value-type="string">
            <text:p>");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2_phas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ARP Phas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is_morph_modulated_2 <text:s text:c="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ARP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tate_3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X Stat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switch_state_3 <text:s text:c="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M_FX Toggl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3_spee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X Spee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3_wav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X Wa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FO_3_phas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X Phas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is_morph_modulated_3 <text:s text:c="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_FX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3_attack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MP_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3_decay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MP_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3_sustain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AMP_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3_retrigger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AMP_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3_releas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AMP_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3_shape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AMP_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velocity_0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1 Gai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hold_0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1 ENV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0_attack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1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0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1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0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1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0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1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0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1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0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1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velocity_1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2 Gai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hold_1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2 ENV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1_attack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2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1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2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1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2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1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2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1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2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1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2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velocity_2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3 Gai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hold_2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3 ENV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2_attack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3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2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3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2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3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2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3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2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3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2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3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velocity_3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4 Gai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hold_3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4 ENV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3_attack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4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3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4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3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4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3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4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3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4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3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4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velocity_4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5 Gai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hold_4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5 ENV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4_attack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5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4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5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4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5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4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5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4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5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4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5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velocity_5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6 Gai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hold_5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6 ENV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5_attack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6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5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6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5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6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5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6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5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6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5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6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velocity_6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7 Gai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hold_6 <text:s text:c="20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7 ENV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6_attack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7 ENV At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6_decay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7 ENV De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6_sustain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7 ENV S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6_retrigger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7 ENV Retrig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6_release <text:s text:c="16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7 ENV 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NV_206_shape <text:s text:c="1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EQ7 ENV Shap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EQ_2_mix <text:s text:c="2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 All Mix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shap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EQ All Reso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distortion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Dis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CHR_2_modulation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Chorus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CHR_2_pan <text:s text:c="22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X ChorusPa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delay_reflexion <text:s text:c="1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DelayReflex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delay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DelayFBack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delay_pan <text:s text:c="1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DelayPa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record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LoopRecor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record_release <text:s text:c="12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LoopRel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record_size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LoopSiz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VERB_2_room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ReverbRoom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VERB_2_width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ReverbWidth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VERB_2_dry-wet <text:s text:c="17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X ReverbWe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VERB_2_pan <text:s text:c="21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FX ReverbPan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effect_bypass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FX All Mix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volume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is_on <text:s text:c="2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Activ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huffle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huffl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connect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Bin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offset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Offse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glide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GLOB NoteGlid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velocity_glide_time <text:s text:c="7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GLOB VeloGlid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0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 B1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0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0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1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2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1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2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1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2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2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3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2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3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2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3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3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4</text:p>
          </table:table-cell>
          <table:table-cell office:value-type="string" calcext:value-type="string">
            <text:p>");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3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4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3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4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4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5 B2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4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5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4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5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5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6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5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6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5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6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6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7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6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7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6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7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7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8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7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8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7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8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8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9 B3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8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9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8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9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9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0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9 <text:s text:c="1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0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9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0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10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1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10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1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10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1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11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2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11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2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11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2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12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3 B4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12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3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12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3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13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4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13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4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13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4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14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5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14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5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14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5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tep_15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tep16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tune_15 <text:s text:c="1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Tune16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velocity_15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Velo16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fine_offset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FineOffset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ARP_2_speed_multi <text:s text:c="14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ARP SpeedMulti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sync <text:s text:c="22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GLOB SpeedSync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speed <text:s text:c="2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GLOB SpeedBPM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octave_offset <text:s text:c="13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GLOB OctaveOff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arp_note_offset <text:s text:c="11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GLOB ProgNote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lfo_popup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RMT LFO POP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lfo_wave <text:s text:c="16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RMT LFO Wave</text:p>
          </table:table-cell>
          <table:table-cell office:value-type="string" calcext:value-type="string">
            <text:p>");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lfo_speed <text:s text:c="15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LFO Speed</text:p>
          </table:table-cell>
          <table:table-cell office:value-type="string" calcext:value-type="string">
            <text:p>");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lfo_offset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LFO Phase</text:p>
          </table:table-cell>
          <table:table-cell office:value-type="string" calcext:value-type="string">
            <text:p>");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env_popup <text:s text:c="15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RMT ENV POP</text:p>
          </table:table-cell>
          <table:table-cell office:value-type="string" calcext:value-type="string">
            <text:p>")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env_attack <text:s text:c="14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ENV Att</text:p>
          </table:table-cell>
          <table:table-cell office:value-type="string" calcext:value-type="string">
            <text:p>")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env_decay <text:s text:c="15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ENV Dec</text:p>
          </table:table-cell>
          <table:table-cell office:value-type="string" calcext:value-type="string">
            <text:p>")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env_sustain <text:s text:c="13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ENV Sus</text:p>
          </table:table-cell>
          <table:table-cell office:value-type="string" calcext:value-type="string">
            <text:p>")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env_sustain_time <text:s text:c="8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ENV Retrig</text:p>
          </table:table-cell>
          <table:table-cell office:value-type="string" calcext:value-type="string">
            <text:p>");</text:p>
          </table:table-cell>
          <table:table-cell/>
          <table:table-cell office:value-type="string" calcext:value-type="string">
            <text:p>MIDI_0_lfo_popup <text:s text:c="15"/></text:p>
          </table:table-cell>
          <table:table-cell office:value-type="string" calcext:value-type="string">
            <text:p>POPUP__open_LF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env_release <text:s text:c="13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ENV Rel</text:p>
          </table:table-cell>
          <table:table-cell office:value-type="string" calcext:value-type="string">
            <text:p>");</text:p>
          </table:table-cell>
          <table:table-cell/>
          <table:table-cell office:value-type="string" calcext:value-type="string">
            <text:p>MIDI_0_env_popup <text:s text:c="15"/></text:p>
          </table:table-cell>
          <table:table-cell office:value-type="string" calcext:value-type="string">
            <text:p>POPUP__open_EN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MIDI_0_env_shape <text:s text:c="15"/></text:p>
          </table:table-cell>
          <table:table-cell office:value-type="string" calcext:value-type="string">
            <text:p>" ,"</text:p>
          </table:table-cell>
          <table:table-cell table:style-name="ce2" office:value-type="string" calcext:value-type="string">
            <text:p>RMT ENV Shape</text:p>
          </table:table-cell>
          <table:table-cell office:value-type="string" calcext:value-type="string">
            <text:p>");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smooth_motor_time <text:s text:c="9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CFG SmoothTime</text:p>
          </table:table-cell>
          <table:table-cell office:value-type="string" calcext:value-type="string">
            <text:p>");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orph_motor_time <text:s text:c="10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CFG MorphTime</text:p>
          </table:table-cell>
          <table:table-cell office:value-type="string" calcext:value-type="string">
            <text:p>")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.add("</text:p>
          </table:table-cell>
          <table:table-cell office:value-type="string" calcext:value-type="string">
            <text:p>SD_2_midi_pickup_offset <text:s text:c="8"/></text:p>
          </table:table-cell>
          <table:table-cell office:value-type="string" calcext:value-type="string">
            <text:p>" ,"</text:p>
          </table:table-cell>
          <table:table-cell office:value-type="string" calcext:value-type="string">
            <text:p>CFG MIDIPickUp</text:p>
          </table:table-cell>
          <table:table-cell office:value-type="string" calcext:value-type="string">
            <text:p>");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20:09:52.933992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6:33:45.774079559</meta:creation-date>
    <dc:date>2016-01-04T20:10:23.900999758</dc:date>
    <meta:editing-duration>PT1H23M51S</meta:editing-duration>
    <meta:editing-cycles>15</meta:editing-cycles>
    <meta:generator>LibreOffice/4.3.7.2$Linux_X86_64 LibreOffice_project/430$Build-2</meta:generator>
    <meta:document-statistic meta:table-count="1" meta:cell-count="1664" meta:object-count="0"/>
  </office:meta>
</office:document-meta>
</file>